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Final de Compiladores 2012.1</text:p>
      <text:p text:style-name="Preformatted_20_Text">Prof. Marcelo d'Amorim</text:p>
      <text:p text:style-name="Preformatted_20_Text"/>
      <text:p text:style-name="Preformatted_20_Text">1. (1,0 ponto) Explique para que serve e forneça um exemplo de um diagrama</text:p>
      <text:p text:style-name="Preformatted_20_Text">de Tombstone.</text:p>
      <text:p text:style-name="Preformatted_20_Text"/>
      <text:p text:style-name="Preformatted_20_Text">2. (2,5 ponto) Escreva um parser recursivo descente para gramática</text:p>
      <text:p text:style-name="Preformatted_20_Text">abaixo.</text:p>
      <text:p text:style-name="Preformatted_20_Text"/>
      <text:p text:style-name="Preformatted_20_Text">A ::= Id "(" B ")"</text:p>
      <text:p text:style-name="Preformatted_20_Text">B ::= Id | Id "," B</text:p>
      <text:p text:style-name="Preformatted_20_Text"/>
      <text:p text:style-name="Preformatted_20_Text">onde Id ::= [a-ZA-Z]+</text:p>
      <text:p text:style-name="Preformatted_20_Text"/>
      <text:p text:style-name="Preformatted_20_Text">4. (1,5 pontos) **Ilustre** como um parser bottom-up faria para</text:p>
      <text:p text:style-name="Preformatted_20_Text">reconhecer a string "foo ( a , b , c )". <text:s/>Dica: Inicie construindo a</text:p>
      <text:p text:style-name="Preformatted_20_Text">derivação à direita para a string acima a partir desta</text:p>
      <text:p text:style-name="Preformatted_20_Text">gramática.</text:p>
      <text:p text:style-name="Preformatted_20_Text"/>
      <text:p text:style-name="Preformatted_20_Text">5. (2,5 pontos) Coloque os programas abaixo em formato Static Single Assignment (SSA)</text:p>
      <text:p text:style-name="Preformatted_20_Text"/>
      <text:p text:style-name="Preformatted_20_Text"><text:s text:c="2"/>int foo(int x) {</text:p>
      <text:p text:style-name="Preformatted_20_Text"><text:s text:c="4"/>int y = 0;</text:p>
      <text:p text:style-name="Preformatted_20_Text"><text:s text:c="4"/>if (x &gt; 10) {</text:p>
      <text:p text:style-name="Preformatted_20_Text"><text:s text:c="6"/>y = 1;</text:p>
      <text:p text:style-name="Preformatted_20_Text"><text:s text:c="4"/>} </text:p>
      <text:p text:style-name="Preformatted_20_Text"><text:s text:c="4"/>return y;</text:p>
      <text:p text:style-name="Preformatted_20_Text"><text:s text:c="2"/>}</text:p>
      <text:p text:style-name="Preformatted_20_Text"/>
      <text:p text:style-name="Preformatted_20_Text"><text:s text:c="2"/>int bar(int x) {</text:p>
      <text:p text:style-name="Preformatted_20_Text"><text:s text:c="4"/>int y = 0;</text:p>
      <text:p text:style-name="Preformatted_20_Text"><text:s text:c="4"/>while (x &lt; 10) {</text:p>
      <text:p text:style-name="Preformatted_20_Text"><text:s text:c="6"/>y++;</text:p>
      <text:p text:style-name="Preformatted_20_Text"><text:s text:c="4"/>}</text:p>
      <text:p text:style-name="Preformatted_20_Text"><text:s text:c="4"/>return y;</text:p>
      <text:p text:style-name="Preformatted_20_Text"><text:s text:c="2"/>} </text:p>
      <text:p text:style-name="Preformatted_20_Text"/>
      <text:p text:style-name="Preformatted_20_Text">6. (2,5 pontos) Construa o **call-graph** para a função drive() do</text:p>
      <text:p text:style-name="Preformatted_20_Text">programa abaixo. <text:s/>Considere duas alternativas. <text:s/>Na primeira,</text:p>
      <text:p text:style-name="Preformatted_20_Text">teríamos condições de saber que a função drive só</text:p>
      <text:p text:style-name="Preformatted_20_Text">pode ser chamadas a partir de contextos que passam objectos do tipo</text:p>
      <text:p text:style-name="Preformatted_20_Text">"Car". <text:s/>Na segunda alternativa não temos esta informação.</text:p>
      <text:p text:style-name="Preformatted_20_Text"/>
      <text:p text:style-name="Preformatted_20_Text"><text:s text:c="2"/>interface Vehicle { <text:s text:c="16"/>| <text:s text:c="4"/>void drive(Vehicle v) {</text:p>
      <text:p text:style-name="Preformatted_20_Text"><text:s text:c="4"/>void run(); <text:s text:c="22"/>| <text:s text:c="6"/>v.run();</text:p>
      <text:p text:style-name="Preformatted_20_Text"><text:s text:c="2"/>} <text:s text:c="34"/>| <text:s text:c="4"/>}</text:p>
      <text:p text:style-name="Preformatted_20_Text"><text:s text:c="2"/>class Bycicle extends Vehicle { <text:s text:c="4"/>| </text:p>
      <text:p text:style-name="Preformatted_20_Text"><text:s text:c="4"/>void run() { <text:s text:c="21"/>|</text:p>
      <text:p text:style-name="Preformatted_20_Text"><text:s text:c="6"/>startPedalling(); <text:s text:c="14"/>|</text:p>
      <text:p text:style-name="Preformatted_20_Text"><text:s text:c="4"/>}</text:p>
      <text:p text:style-name="Preformatted_20_Text"><text:s text:c="4"/>void startPedalling() {...}</text:p>
      <text:p text:style-name="Preformatted_20_Text"><text:s text:c="2"/>}</text:p>
      <text:p text:style-name="Preformatted_20_Text"><text:s text:c="2"/>class Car extends Vehicle {</text:p>
      <text:p text:style-name="Preformatted_20_Text"><text:s text:c="4"/>void run() {</text:p>
      <text:p text:style-name="Preformatted_20_Text"><text:s text:c="6"/>startEngine();</text:p>
      <text:p text:style-name="Preformatted_20_Text"><text:s text:c="6"/>pushGasPedal(); ... </text:p>
      <text:p text:style-name="Preformatted_20_Text"><text:s text:c="4"/>}</text:p>
      <text:p text:style-name="Preformatted_20_Text"><text:s text:c="4"/>void startEngine() {...}</text:p>
      <text:p text:style-name="Preformatted_20_Text"><text:s text:c="4"/>void pushGasPedal() {...}</text:p>
      <text:p text:style-name="Preformatted_20_Text"><text:s text:c="2"/>}</text:p>
      <text:p text:style-name="Preformatted_20_Text"><text:s text:c="2"/></text:p>
      <text:p text:style-name="Preformatted_20_Text"><text:s text:c="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document-statistic meta:table-count="0" meta:image-count="0" meta:object-count="0" meta:page-count="1" meta:paragraph-count="52" meta:word-count="236" meta:character-count="1497"/>
    <dc:date>2012-06-29T09:51:27</dc:date>
    <dc:creator>Marcelo d'Amorim</dc:creator>
    <meta:generator>OpenOffice.org/3.2$Unix OpenOffice.org_project/320m18$Build-9502</meta:generator>
  </office:meta>
</office:document-meta>
</file>